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4D000002501A527940253596F2.png" manifest:media-type="image/png"/>
  <manifest:file-entry manifest:full-path="Pictures/10087CDA00009A2A00006BFDCE94DC7CB52D119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objectwithoutfill">
      <style:graphic-properties svg:stroke-width="0.152cm" svg:stroke-color="#b2b2b2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52cm" svg:stroke-color="#ff0000" draw:marker-start-width="0.432cm" draw:marker-end="Arrow" draw:marker-end-width="0.457cm" draw:fill="solid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069a2e" draw:marker-end="Arrow" draw:marker-end-width="0.3cm" draw:fill="solid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6.317cm" svg:height="18.434cm" svg:x="1.743cm" svg:y="-0.4cm">
          <draw:image xlink:href="Pictures/10087CDA00009A2A00006BFDCE94DC7CB52D119F.svg" xlink:type="simple" xlink:show="embed" xlink:actuate="onLoad" loext:mime-type="image/svg+xml">
            <text:p/>
          </draw:image>
          <draw:image xlink:href="Pictures/100002010000034D000002501A527940253596F2.png" xlink:type="simple" xlink:show="embed" xlink:actuate="onLoad" loext:mime-type="image/png"/>
        </draw:frame>
        <draw:line draw:style-name="gr2" draw:text-style-name="P2" draw:layer="layout" svg:x1="5.147cm" svg:y1="4.064cm" svg:x2="8.128cm" svg:y2="6.35cm">
          <text:p/>
        </draw:line>
        <draw:line draw:style-name="gr2" draw:text-style-name="P2" draw:layer="layout" svg:x1="3.556cm" svg:y1="9.652cm" svg:x2="8.128cm" svg:y2="7.874cm">
          <text:p/>
        </draw:line>
        <draw:line draw:style-name="gr3" draw:text-style-name="P2" draw:layer="layout" svg:x1="5.08cm" svg:y1="9.665cm" svg:x2="13.462cm" svg:y2="8.128cm">
          <text:p/>
        </draw:line>
        <draw:line draw:style-name="gr2" draw:text-style-name="P2" draw:layer="layout" svg:x1="6.083cm" svg:y1="9.765cm" svg:x2="8.128cm" svg:y2="7.874cm">
          <text:p/>
        </draw:line>
        <draw:line draw:style-name="gr3" draw:text-style-name="P2" draw:layer="layout" svg:x1="8.128cm" svg:y1="9.665cm" svg:x2="13.729cm" svg:y2="8.128cm">
          <text:p/>
        </draw:line>
        <draw:line draw:style-name="gr2" draw:text-style-name="P2" draw:layer="layout" svg:x1="10.16cm" svg:y1="9.665cm" svg:x2="8.128cm" svg:y2="7.874cm">
          <text:p/>
        </draw:line>
        <draw:line draw:style-name="gr3" draw:text-style-name="P2" draw:layer="layout" svg:x1="10.922cm" svg:y1="9.652cm" svg:x2="13.716cm" svg:y2="8.128cm">
          <text:p/>
        </draw:line>
        <draw:line draw:style-name="gr3" draw:text-style-name="P2" draw:layer="layout" svg:x1="14.211cm" svg:y1="9.665cm" svg:x2="13.716cm" svg:y2="8.128cm">
          <text:p/>
        </draw:line>
        <draw:line draw:style-name="gr2" draw:text-style-name="P2" draw:layer="layout" svg:x1="12.954cm" svg:y1="9.665cm" svg:x2="8.636cm" svg:y2="7.874cm">
          <text:p/>
        </draw:line>
        <draw:line draw:style-name="gr3" draw:text-style-name="P2" draw:layer="layout" svg:x1="5.147cm" svg:y1="3.717cm" svg:x2="13.462cm" svg:y2="6.35cm">
          <text:p/>
        </draw:line>
        <draw:line draw:style-name="gr4" draw:text-style-name="P2" draw:layer="layout" svg:x1="15.748cm" svg:y1="5.842cm" svg:x2="18.542cm" svg:y2="5.08cm">
          <text:p/>
        </draw:line>
        <draw:line draw:style-name="gr5" draw:text-style-name="P2" draw:layer="layout" svg:x1="16.002cm" svg:y1="2.286cm" svg:x2="20.574cm" svg:y2="2.794cm">
          <text:p/>
        </draw:line>
        <draw:line draw:style-name="gr6" draw:text-style-name="P2" draw:layer="layout" svg:x1="4.318cm" svg:y1="9.652cm" svg:x2="11.176cm" svg:y2="7.874cm">
          <text:p/>
        </draw:line>
        <draw:line draw:style-name="gr6" draw:text-style-name="P2" draw:layer="layout" svg:x1="6.858cm" svg:y1="9.765cm" svg:x2="11.176cm" svg:y2="7.874cm">
          <text:p/>
        </draw:line>
        <draw:line draw:style-name="gr6" draw:text-style-name="P2" draw:layer="layout" svg:x1="10.414cm" svg:y1="9.652cm" svg:x2="11.176cm" svg:y2="7.874cm">
          <text:p/>
        </draw:line>
        <draw:line draw:style-name="gr6" draw:text-style-name="P2" draw:layer="layout" svg:x1="13.462cm" svg:y1="9.665cm" svg:x2="11.176cm" svg:y2="7.874cm">
          <text:p/>
        </draw:lin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51cm" svg:stroke-color="#2a6099" draw:marker-start-width="0.279cm" draw:marker-start-center="false" draw:marker-end-width="0.279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76cm" draw:marker-start-width="0.305cm" draw:marker-end-width="0.30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29cm" svg:x="1.399cm" svg:y="0.628cm" presentation:class="title" presentation:placeholder="true">
        <draw:text-box/>
      </draw:frame>
      <draw:frame presentation:style-name="Default-outline1" draw:layer="backgroundobjects" svg:width="25.198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4cm" svg:y="14.347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15:14:56.119374065</meta:creation-date>
    <dc:date>2020-11-30T16:30:30.166783683</dc:date>
    <meta:editing-duration>PT10M15S</meta:editing-duration>
    <meta:editing-cycles>4</meta:editing-cycles>
    <meta:generator>LibreOffice/6.4.6.2$Linux_X86_64 LibreOffice_project/40$Build-2</meta:generator>
    <meta:document-statistic meta:object-count="40"/>
  </office:meta>
</office:document-meta>
</file>